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ounds für die Murmelbahn:</text:p>
      <text:p text:style-name="Standard"/>
      <text:p text:style-name="Standard">-Startsound(Lottorad Sound)</text:p>
      <text:p text:style-name="Standard">-Hintergrundmusik</text:p>
      <text:p text:style-name="Standard">-Zielsound</text:p>
      <text:p text:style-name="Standard">-Bouncesou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kt Speh</meta:initial-creator>
    <dc:creator>Benedikt Speh</dc:creator>
    <meta:creation-date>2022-12-02T08:30:00Z</meta:creation-date>
    <dc:date>2022-12-02T09:13:00Z</dc:date>
    <meta:template xlink:href="Normal" xlink:type="simple"/>
    <meta:editing-cycles>1</meta:editing-cycles>
    <meta:editing-duration>PT0S</meta:editing-duration>
    <meta:document-statistic meta:page-count="1" meta:paragraph-count="1" meta:word-count="13" meta:character-count="97" meta:row-count="1" meta:non-whitespace-character-count="85"/>
  </office:meta>
</office:document-meta>
</file>